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writeHeader.OverwriteHeader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verwriteHeader.getHeader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writeHeader.getHead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writeHeader.OverwriteHeader( boolean do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verwriteHeader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